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 <text:a xlink:type="simple" xlink:href="https://ci.appveyor.com/project/lise-henry/crowbook"> </text:a></text:p>
      <text:p text:style-name="Text_20_body">Crowbook’s aim is to allow you to write a book in Markdown without worrying about formatting or typography, and let the program generate HTML, PDF and EPUB output for you. Its focus is novels and fiction,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 You can also try to build a version of Crowbook without optional features: <text:span text:style-name="Preformatted_20_Text">cargo install crowbook --no-default-features --features “clap”</text:span> will disable syntactic highlighting and proofreading, requiring less dependencie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HTML, EPUB, and/or PDF output formats,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it does its best to “clean” the input text before rendering it. By default, it removes superfluous spaces and tries to use curly quotes. If the book’s language is set to french, it also tries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them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Interactive fiction</text:h>
      <text:p text:style-name="Text_20_body">Crowbook has experimental support for writing interactive fiction (only for HTML). For more information, read the <text:a xlink:type="simple" xlink:href="guide/if.md">interactive fiction chapter</text:a>.</text:p>
      <text:h text:style-name="Heading_20_3">
Customization</text:h>
      <text:p text:style-name="Text_20_body">While the default settings will hopefully generate something that should look “good enough”, it is possible to customize the output, essentially by providing different <text:a xlink:type="simple" xlink:href="guide/templates.md">templates</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item>
          <text:p><text:a xlink:type="simple" xlink:href="https://github.com/hirschenberger">Falco Hirschenberger</text:a></text:p>
        </text:list-item>
      </text:list>
      <text:h text:style-name="Heading_20_2">
Acknowledgements</text:h>
      <text:p text:style-name="Text_20_body">Besides the <text:a xlink:type="simple" xlink:href="https://www.rust-lang.org/">Rust</text:a> compiler and standard library, Crowbook uses the following libraries: <text:a xlink:type="simple" xlink:href="https://crates.io/crates/pulldown-cmark">pulldown-cmark</text:a>, <text:a xlink:type="simple" xlink:href="https://crates.io/crates/yaml-rust">yaml-rust</text:a>, <text:a xlink:type="simple" xlink:href="https://crates.io/crates/mustache">mustache</text:a>, <text:a xlink:type="simple" xlink:href="https://github.com/kbknapp/clap-rs">clap</text:a>, <text:a xlink:type="simple" xlink:href="https://crates.io/crates/chrono">chrono</text:a>, <text:a xlink:type="simple" xlink:href="https://crates.io/crates/uuid">uuid</text:a>, <text:a xlink:type="simple" xlink:href="https://crates.io/crates/mime_guess">mime_guess</text:a>, <text:a xlink:type="simple" xlink:href="https://crates.io/crates/crossbeam">crossbeam</text:a>, <text:a xlink:type="simple" xlink:href="https://crates.io/crates/walkdir">walkdir</text:a>, <text:a xlink:type="simple" xlink:href="https://crates.io/crates/rustc-serialize">rustc-serialize</text:a>, <text:a xlink:type="simple" xlink:href="https://crates.io/crates/caribon">caribon</text:a>, <text:a xlink:type="simple" xlink:href="https://crates.io/crates/hyper">hyper</text:a>, <text:a xlink:type="simple" xlink:href="https://crates.io/crates/url">url</text:a>, <text:a xlink:type="simple" xlink:href="https://crates.io/crates/lazy_static">lazy_static</text:a>, <text:a xlink:type="simple" xlink:href="https://crates.io/crates/regex">regex</text:a>, <text:a xlink:type="simple" xlink:href="https://crates.io/crates/term">term</text:a>, <text:a xlink:type="simple" xlink:href="https://crates.io/crates/numerals">numerals</text:a>, <text:a xlink:type="simple" xlink:href="https://crates.io/crates/syntect">syntect</text:a>.</text:p>
      <text:p text:style-name="Text_20_body">It can also embed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 very useful during development and testing.</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p text:style-name="Text_20_body">If you find this project useful, you can also support its author by <text:a xlink:type="simple" xlink:href="https://www.paypal.me/crowdagger">making a Paypal donation</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 generally in the form:</text:p>
      <text:p text:style-name="Text_20_Body">crowbook [OPTIONS] [BOOK]
</text:p>
      <text:p text:style-name="Text_20_body">The most important argument is obviously the book configuration file. It is mandatory in most cases: if you don’t pass it, Crowbook will simply display an error. In a normal use case this is the only argument you’ll need to pass, as most options will be set in this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or <text:span text:style-name="Preformatted_20_Text">crowbook [BOOK] -c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p text:style-name="Text_20_Body">crowbook foo.book --create chapter_1.md chapter_2.md chapter_3.md
</text:p>
      <text:p text:style-name="Text_20_body">will thus generate a file <text:span text:style-name="Preformatted_20_Text">foo.book</text:span> containing:</text:p>
      <text:p text:style-name="Text_20_Body">author: Your name
title: Your title
lang: en

## Output formats

# Uncomment and fill to generate files
# output.html: some_file.html
# output.epub: some_file.epub
# output.pdf: some_file.pdf

# Or uncomment the following to generate PDF, HTML and EPUB files based on this file’s name
# output: [pdf, epub, html]

# Uncomment and fill to set cover image (for EPUB)
# cover: some_cover.png

## List of chapters
+ chapter_1.md
+ chapter_2.md
+ chapter_3.md
</text:p>
      <text:p text:style-name="Text_20_body">while</text:p>
      <text:p text:style-name="Text_20_Body">crowbook --create chapter_1.md chapter_2.md chapter_3.md
</text:p>
      <text:p text:style-name="Text_20_body">will print the same result, but to stdout (without creating a file).</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you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 [html, epub, pdf]
---

Content of the story in Markdown.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p text:style-name="Text_20_Body">$ crowbook foo.book --set tex.paper.size a4paper
</text:p>
      <text:p text:style-name="Text_20_body">will override the paper size for PDF generation.</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hat can be used,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lt;TEMPLATE&gt;</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stats</text:span></text:h>
      <text:p text:style-name="Text_20_body"><text:span text:style-name="T2">Usage</text:span>: <text:span text:style-name="Preformatted_20_Text">crowbook --stats &lt;BOOK&gt;</text:span></text:p>
      <text:p text:style-name="Text_20_body">(or <text:span text:style-name="Preformatted_20_Text">crowbook -S &lt;BOOK&gt;</text:span>)</text:p>
      <text:p text:style-name="Text_20_body">Display some statistics (word and character counts) about the book.</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more warnings it detects while parsing and rendering.</text:p>
      <text:h text:style-name="Heading_20_2">
<text:span text:style-name="Preformatted_20_Text">--to</text:span></text:h>
      <text:p text:style-name="Text_20_body"><text:span text:style-name="T2">Usage</text:span>: <text:span text:style-name="Preformatted_20_Text">crowbook &lt;BOOK&gt; --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 but has no effect on the generated documents.</text:p>
</text:p>
      <text:h text:style-name="Heading_20_1">
3. The configuration file</text:h>
      <text:p text:style-name="Text_20_body">If you want to use Crowbook for your book, this configuration file is all you’ll have to add, beside the Markdown files containing the text of your book.</text:p>
      <text:p text:style-name="Text_20_body">The format is not very complicated. This is an example of it:</text:p>
      <text:p text:style-name="Text_20_Body"># metadata
author: Joan Doe
title: Some book
lang: en

output: [html, pdf, epub]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 [html, pdf, epub]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s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Ideally, you should have one and only one level-one header (i.e. chapter title) in each Markdown file. If you have more than one, it might mess with the table of contents in some cases (e.g. for EPUB).</text:p>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text:p>
      <text:h text:style-name="Heading_20_3">
Subchapters</text:h>
      <text:p text:style-name="Text_20_body">If you write your book to be rendered by Crowbook, it is better to have one Markdown file per chapter. It is, however, possible to work with divisions at lower levels. In order to properly include these files, you can use the following syntax:</text:p>
      <text:p text:style-name="Text_20_Body">-- section.md
--- subsection.md
---- subsubsection.md
</text:p>
      <text:p text:style-name="Text_20_Body"><text:p text:style-name="Text_20_body">Note that there isn’t different syntax for numbered or unnumbered sections/subsections: you can only change the numbering scheme at the chapter level.</text:p>
</text:p>
      <text:p text:style-name="Text_20_body">When including those files, Crowbook will include them in the table of content as part of the previous chapter (or section for subsections, and so on). It will also adjust the header levels of the Markdown files, so, in the previous example, a level-1 header in <text:span text:style-name="Preformatted_20_Text">section.md</text:span> will be displayed as a level-2 header in the book, and a level-1 header in <text:span text:style-name="Preformatted_20_Text">subsection.md</text:span> as a level-3 header.</text:p>
      <text:p text:style-name="Text_20_Body"><text:p text:style-name="Text_20_body">This can cause issues as only six levels of headers are supported; hence, if you include a level-5 header in <text:span text:style-name="Preformatted_20_Text">subsubsection.md</text:span>, it will cause an error.</text:p>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using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or <text:span text:style-name="Preformatted_20_Text">fr</text:span>...</text:p>
        </text:list-item>
        <text:list-item>
          <text:p><text:span text:style-name="Preformatted_20_Text">cover</text:span>, a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uration file is, not to the one where you run <text:span text:style-name="Preformatted_20_Text">crowbook</text:span>. So if you set</text:p>
      <text:p text:style-name="Text_20_Body">output.epub: foo.epub
</text:p>
      <text:p text:style-name="Text_20_body">and run</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another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s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 and interactive fiction, see <text:a xlink:type="simple" xlink:href="guide/if.md">Interactive fiction</text:a>.)</text:p>
      <text:h text:style-name="Heading_20_4">
The <text:span text:style-name="Preformatted_20_Text">output</text:span> option</text:h>
      <text:p text:style-name="Text_20_body">Setting output file names manually can be a bit tedious, and is not always necessary. You can also specify a list of output formats with the <text:span text:style-name="Preformatted_20_Text">output</text:span> option:</text:p>
      <text:p text:style-name="Text_20_Body">output: [pdf, epub, html]
</text:p>
      <text:p text:style-name="Text_20_body">This is similar to the alternative syntax for YAML list:</text:p>
      <text:p text:style-name="Text_20_Body">output:
 - pdf
 - epub
 - html
</text:p>
      <text:p text:style-name="Text_20_body">This option will set default output path for PDF, EPUB and HTML according to the book configuration file name. So, if your book is <text:span text:style-name="Preformatted_20_Text">my_book.book</text:span> (or <text:span text:style-name="Preformatted_20_Text">my_book.md</text:span>), it will generate <text:span text:style-name="Preformatted_20_Text">my_book.pdf</text:span>, <text:span text:style-name="Preformatted_20_Text">my_book.html</text:span> and <text:span text:style-name="Preformatted_20_Text">my_book.epub</text:span>.</text:p>
      <text:p text:style-name="Text_20_Body"><text:p text:style-name="Text_20_body">You can also infer the output file name by specifying “auto” to e.g. <text:span text:style-name="Preformatted_20_Text">output.html</text:span>. The previous example is thus equivalent to</text:p>
<text:p text:style-name="Text_20_Body">output.pdf: auto
output.epub: auto
output.html: auto
</text:p>
</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default: <text:span text:style-name="Preformatted_20_Text">true</text:span>): if set to <text:span text:style-name="Preformatted_20_Text">false</text:span>, will disable all typographic “cleaning”. The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default: <text:span text:style-name="Preformatted_20_Text">true</text:span>): if set to <text:span text:style-name="Preformatted_20_Text">false</text:span>, disable the “smart quote” feature, that (tries to) replace straight quotes with curly ones. As it is an heuristics and can’t be perfect, you might want to disable it in some circumstances.</text:p>
        </text:list-item>
        <text:list-item>
          <text:p><text:span text:style-name="Preformatted_20_Text">input.clean.ligature_dashes</text:span> (default: <text:span text:style-name="Preformatted_20_Text">false</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default: <text:span text:style-name="Preformatted_20_Text">false</text:span>) is a similar feature for french ‘guillemets’, replacing <text:span text:style-name="Preformatted_20_Text">&lt;&lt;</text:span> and <text:span text:style-name="Preformatted_20_Text">&gt;&gt;</text:span> to <text:span text:style-name="Preformatted_20_Text">«</text:span> and <text:span text:style-name="Preformatted_20_Text">»</text:span>.</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default: <text:span text:style-name="Preformatted_20_Text">syntect</text:span>): specify if and how to perform syntax highlighting for code blocks.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doesn’t seem to work on Windows.</text:p></text:list-item><text:list-item>
<text:p><text:span text:style-name="Preformatted_20_Text">highlight.js</text:span>: this will use (and embed) <text:a xlink:type="simple" xlink:href="https://highlightjs.org/"><text:span text:style-name="Preformatted_20_Text">highlight.js</text:span></text:a> for HTML rendering, and will not perform any syntax highlighting for other output formats.</text:p></text:list-item><text:list-item>
<text:p><text:span text:style-name="Preformatted_20_Text">none</text:span>: disable syntax highlighting. If your version of Crowbook (as is the case for Windows builds) isn’t built with <text:span text:style-name="Preformatted_20_Text">syntect</text:span> support, it will default to <text:span text:style-name="Preformatted_20_Text">none</text:span> if you try to use it.</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 This also affects what levels will be displayed in the table of contents.</text:p>
        </text:list-item>
        <text:list-item>
          <text:p><text:span text:style-name="Preformatted_20_Text">rendering.chapter</text:span> and <text:span text:style-name="Preformatted_20_Text">rendering.part</text:span>: the strings that will be used to design chapter and part. E.g., if you want your parts to show as “Book III” instead of “Part III”, you can set <text:span text:style-name="Preformatted_20_Text">rendering.part: Book</text:span>.</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s to set up a custom CSS file. You can also redefine the colours in a file and set it using <text:span text:style-name="Preformatted_20_Text">html.css.colours</text:span>.</text:p>
        </text:list-item>
        <text:list-item>
          <text:p><text:span text:style-name="Preformatted_20_Text">html.css.add</text:span> allows you to add some specific lines of CSS in your book configuration file, that will be appended after the default CSS template.</text:p>
        </text:list-item>
        <text:list-item>
          <text:p><text:span text:style-name="Preformatted_20_Text">html.highlight.theme</text:span> is similar to <text:span text:style-name="Preformatted_20_Text">rendering.highlight.theme</text:span> but only sets the theme for HTML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margin.left</text:span>, <text:span text:style-name="Preformatted_20_Text">tex.margin.right</text:span>, <text:span text:style-name="Preformatted_20_Text">tex.margin.top</text:span> and <text:span text:style-name="Preformatted_20_Text">tex.margin.bottom</text:span> specify the margin of the page.</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subtitle</text:span></text:span><text:list>
<text:list-item>
<text:p><text:span text:style-name="T2">type</text:span>: metadata</text:p></text:list-item><text:list-item>
<text:p><text:span text:style-name="T2">default value</text:span>: <text:span text:style-name="Preformatted_20_Text">not set</text:span></text:p></text:list-item><text:list-item>
<text:p>Subtitle of the book</text:p></text:list-item></text:list>
</text:p>
        </text:list-item>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 This information will be displayed on PDF documents</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text:span></text:span><text:list>
<text:list-item>
<text:p><text:span text:style-name="T2">type</text:span>: list of strings</text:p></text:list-item><text:list-item>
<text:p><text:span text:style-name="T2">default value</text:span>: <text:span text:style-name="Preformatted_20_Text">not set</text:span></text:p></text:list-item><text:list-item>
<text:p>Specify a list of output formats to render</text:p></text:list-item></text:list>
</text:p>
        </text:list-item>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html.if</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interactive fiction)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xt:span></text:span><text:list>
<text:list-item>
<text:p><text:span text:style-name="T2">type</text:span>: string</text:p></text:list-item><text:list-item>
<text:p><text:span text:style-name="T2">default value</text:span>: <text:span text:style-name="Preformatted_20_Text">not set</text:span></text:p></text:list-item><text:list-item>
<text:p>How to call chapters</text:p></text:list-item></text:list>
</text:p>
        </text:list-item>
        <text:list-item>
          <text:p><text:span text:style-name="T2"><text:span text:style-name="Preformatted_20_Text">rendering.part</text:span></text:span><text:list>
<text:list-item>
<text:p><text:span text:style-name="T2">type</text:span>: string</text:p></text:list-item><text:list-item>
<text:p><text:span text:style-name="T2">default value</text:span>: <text:span text:style-name="Preformatted_20_Text">not set</text:span></text:p></text:list-item><text:list-item>
<text:p>How to call parts (or ‘books’, ‘episodes’, ...</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 for TOC</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number}}}. {{{part_title}}}”</text:span></text:p></text:list-item><text:list-item>
<text:p>Naming scheme of parts, for TOC</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item>
          <text:p><text:span text:style-name="T2"><text:span text:style-name="Preformatted_20_Text">html.chapter.template</text:span></text:span><text:list>
<text:list-item>
<text:p><text:span text:style-name="T2">type</text:span>: string</text:p></text:list-item><text:list-item>
<text:p><text:span text:style-name="T2">default value</text:span>: <text:span text:style-name="Preformatted_20_Text">“&lt;h1 id = ‘link-{{{link}}}’&gt;{{#has_number}}&lt;span class = ‘chapter-header’&gt;{{{header}}} {{{number}}}&lt;/span&gt;{{#has_title}}&lt;br /&gt;{{/has_title}}{{/has_number}}{{{title}}}&lt;/h1&gt;”</text:span></text:p></text:list-item><text:list-item>
<text:p>Inline template for HTML chapter formatting</text:p></text:list-item></text:list>
</text:p>
        </text:list-item>
        <text:list-item>
          <text:p><text:span text:style-name="T2"><text:span text:style-name="Preformatted_20_Text">html.part.template</text:span></text:span><text:list>
<text:list-item>
<text:p><text:span text:style-name="T2">type</text:span>: string</text:p></text:list-item><text:list-item>
<text:p><text:span text:style-name="T2">default value</text:span>: <text:span text:style-name="Preformatted_20_Text">“&lt;h2 class = ‘part’&gt;{{{header}}} {{{number}}}&lt;/h2&gt; &lt;h1 id = ‘link-{{{link}}}’ class = ‘part’&gt;{{{title}}}&lt;/h1&gt;”</text:span></text:p></text:list-item><text:list-item>
<text:p>Inline template for HTML part formatting</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Interactive fiction HTML options</text:h>
      <text:list>
        <text:list-item>
          <text:p><text:span text:style-name="T2"><text:span text:style-name="Preformatted_20_Text">html.if.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if.new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beginning of each segment</text:p></text:list-item></text:list>
</text:p>
        </text:list-item>
        <text:list-item>
          <text:p><text:span text:style-name="T2"><text:span text:style-name="Preformatted_20_Text">html.if.end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end of each segment</text:p></text:list-item></text:list>
</text:p>
        </text:list-item>
        <text:list-item>
          <text:p><text:span text:style-name="T2"><text:span text:style-name="Preformatted_20_Text">html.if.new_game</text:span></text:span><text:list>
<text:list-item>
<text:p><text:span text:style-name="T2">type</text:span>: template path</text:p></text:list-item><text:list-item>
<text:p><text:span text:style-name="T2">default value</text:span>: <text:span text:style-name="Preformatted_20_Text">not set</text:span></text:p></text:list-item><text:list-item>
<text:p>Javascript code that will be run at the beginning of a ‘gam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margin.left</text:span></text:span><text:list>
<text:list-item>
<text:p><text:span text:style-name="T2">type</text:span>: string</text:p></text:list-item><text:list-item>
<text:p><text:span text:style-name="T2">default value</text:span>: <text:span text:style-name="Preformatted_20_Text">not set</text:span></text:p></text:list-item><text:list-item>
<text:p>Specifies left margin (note that with book class left and right margins are reversed for odd pages, thus the default value is 1.5cm for book class and 2cm else)</text:p></text:list-item></text:list>
</text:p>
        </text:list-item>
        <text:list-item>
          <text:p><text:span text:style-name="T2"><text:span text:style-name="Preformatted_20_Text">tex.margin.right</text:span></text:span><text:list>
<text:list-item>
<text:p><text:span text:style-name="T2">type</text:span>: string</text:p></text:list-item><text:list-item>
<text:p><text:span text:style-name="T2">default value</text:span>: <text:span text:style-name="Preformatted_20_Text">not set</text:span></text:p></text:list-item><text:list-item>
<text:p>Specifies right margin(note that with book class left and right margins are reversed for odd pages, thus the default value is 2.5cm for book class and 2cm else)</text:p></text:list-item></text:list>
</text:p>
        </text:list-item>
        <text:list-item>
          <text:p><text:span text:style-name="T2"><text:span text:style-name="Preformatted_20_Text">tex.margin.top</text:span></text:span><text:list>
<text:list-item>
<text:p><text:span text:style-name="T2">type</text:span>: string</text:p></text:list-item><text:list-item>
<text:p><text:span text:style-name="T2">default value</text:span>: <text:span text:style-name="Preformatted_20_Text">“2cm”</text:span></text:p></text:list-item><text:list-item>
<text:p>Specifies top margin</text:p></text:list-item></text:list>
</text:p>
        </text:list-item>
        <text:list-item>
          <text:p><text:span text:style-name="T2"><text:span text:style-name="Preformatted_20_Text">tex.margin.bottom</text:span></text:span><text:list>
<text:list-item>
<text:p><text:span text:style-name="T2">type</text:span>: string</text:p></text:list-item><text:list-item>
<text:p><text:span text:style-name="T2">default value</text:span>: <text:span text:style-name="Preformatted_20_Text">“1.5cm”</text:span></text:p></text:list-item><text:list-item>
<text:p>Specifies left margin</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hyperref</text:span></text:span><text:list>
<text:list-item>
<text:p><text:span text:style-name="T2">type</text:span>: boolean</text:p></text:list-item><text:list-item>
<text:p><text:span text:style-name="T2">default value</text:span>: <text:span text:style-name="Preformatted_20_Text">true</text:span></text:p></text:list-item><text:list-item>
<text:p>If disabled, don’t try to find references inside the document</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list of strings</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html_as_text</text:span></text:span><text:list>
<text:list-item>
<text:p><text:span text:style-name="T2">type</text:span>: boolean</text:p></text:list-item><text:list-item>
<text:p><text:span text:style-name="T2">default value</text:span>: <text:span text:style-name="Preformatted_20_Text">true</text:span></text:p></text:list-item><text:list-item>
<text:p>Consider HTML blocks as text. This avoids having &lt;foo&gt; being considered as HTML and thus ignored.</text:p></text:list-item></text:list>
</text:p>
        </text:list-item>
        <text:list-item>
          <text:p><text:span text:style-name="T2"><text:span text:style-name="Preformatted_20_Text">crowbook.markdown.superscript</text:span></text:span><text:list>
<text:list-item>
<text:p><text:span text:style-name="T2">type</text:span>: boolean</text:p></text:list-item><text:list-item>
<text:p><text:span text:style-name="T2">default value</text:span>: <text:span text:style-name="Preformatted_20_Text">false</text:span></text:p></text:list-item><text:list-item>
<text:p>If enabled, allow support for superscript and subscript using respectively fooup and bardown syntax.</text:p></text:list-item></text:list>
</text:p>
        </text:list-item>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grammalecte</text:span></text:span><text:list>
<text:list-item>
<text:p><text:span text:style-name="T2">type</text:span>: boolean</text:p></text:list-item><text:list-item>
<text:p><text:span text:style-name="T2">default value</text:span>: <text:span text:style-name="Preformatted_20_Text">false</text:span></text:p></text:list-item><text:list-item>
<text:p>If true, try to use grammalecte server to grammar check the book</text:p></text:list-item></text:list>
</text:p>
        </text:list-item>
        <text:list-item>
          <text:p><text:span text:style-name="T2"><text:span text:style-name="Preformatted_20_Text">proofread.grammalecte.port</text:span></text:span><text:list>
<text:list-item>
<text:p><text:span text:style-name="T2">type</text:span>: integer</text:p></text:list-item><text:list-item>
<text:p><text:span text:style-name="T2">default value</text:span>: <text:span text:style-name="Preformatted_20_Text">8080</text:span></text:p></text:list-item><text:list-item>
<text:p>Port to connect to grammalecte 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note that you might need to use quotes if it includes some characters that may lead the YAML parser to read it as an array, an integer or a list), and a list of strings is a list containing only strings, see <text:a xlink:type="simple" xlink:href="https://en.wikipedia.org/wiki/YAML#Basic_components">YAML syntax</text:a>).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Markdown format</text:h>
      <text:p text:style-name="Text_20_body">Crowbook uses <text:a xlink:type="simple" xlink:href="https://github.com/google/pulldown-cmark">pulldown-cmark</text:a>, which is an implementation of <text:a xlink:type="simple" xlink:href="http://commonmark.org/">CommonMark</text:a>, so for more information on Markdown syntax, you can refer to this website.</text:p>
      <text:p text:style-name="Text_20_body">However, pulldown-cmark also implements a handful of unofficial extensions, and Crowbook also adds its own variants, so there are a few syntax elements that are not covered by the CommonMark reference.</text:p>
      <text:h text:style-name="Heading_20_2">
Tables</text:h>
      <text:p text:style-name="Text_20_body">Tables can be included in your Markdown file. E.g.:</text:p>
      <text:p text:style-name="Text_20_Body">| Author | Book |
|--------------------|----------------------------|
| Anne Rice | Interview With the Vampire |
| Terry Pratchett | Hogfather |
| George Martin | A Dance with Dragons |
</text:p>
      <text:p text:style-name="Text_20_body">will render as</text:p>
      <text:p text:style-name="Text_20_Body"><text:p text:style-name="Text_20_body">Crowbook doesn’t currently support specifying column alignment.</text:p>
</text:p>
      <text:h text:style-name="Heading_20_2">
Footnotes</text:h>
      <text:p text:style-name="Text_20_body">Footnotes can be specified the following way:</text:p>
      <text:p text:style-name="Text_20_Body">Footnotes can be useful[^1] and make you look clever. 

[^1]: But you shouldn’t use them too much.
</text:p>
      <text:p text:style-name="Text_20_body">Will be rendered as:</text:p>
      <text:p text:style-name="Text_20_Body"><text:p text:style-name="Text_20_body">Footnotes can be useful and make you look clever.</text:p>
 </text:p>
      <text:p text:style-name="Text_20_body">You can use multiple paragraphs in a footnote definition. This can sometimes be useful, but it can also be tricky, as if you only let an empty line before the next paragraph, it will also be included in the footnote. And probably the next one and the following one too:</text:p>
      <text:p text:style-name="Text_20_Body">This is a footnote usage[^1].

[^1]: This is obviously part of the footnote definition.

This is less obviously ALSO part of the footnote definition.


This is NOT part of the foonote.
</text:p>
      <text:p text:style-name="Text_20_body">Due to its own quirks, Crowbook will duplicate footnotes if you reference them multiple times:</text:p>
      <text:p text:style-name="Text_20_Body">This footnote is unique[^2] but referenced twice[^2].

[^2]: Or is it?
</text:p>
      <text:p text:style-name="Text_20_Body"><text:p text:style-name="Text_20_body">This footnote is unique but referenced twice.</text:p>
 </text:p>
      <text:h text:style-name="Heading_20_2">
Superscript and subscript</text:h>
      <text:p text:style-name="Text_20_body">Crowbook 0.12.0 added experimental support for superscript and subscript, using respectively <text:span text:style-name="Preformatted_20_Text">foo^up^</text:span> and <text:span text:style-name="Preformatted_20_Text">bar~down~</text:span> syntax, which will render as “fooup" and “bardown" ; this feature is quite a hack above the Markdown parsing library, and as such might cause issue if you mix it with other Markdown syntax elements (or, in the previous example, for smart quote detection). This is why you’ll need to enable it with <text:span text:style-name="Preformatted_20_Text">crowbook.mardown.superscript</text:span>.</text:p>
      <text:h text:style-name="Heading_20_2">
“Standalone” images</text:h>
      <text:p text:style-name="Text_20_body">This is not <text:span text:style-name="T1">per se</text:span> a new syntactic element, but Crowbook distinguish two kind of images, according to their position in the document:</text:p>
      <text:list>
        <text:list-item>
          <text:p>standalone images, which are the only elements of a paragraph;</text:p>
        </text:list-item>
        <text:list-item>
          <text:p>inline images, which are placed in a container containing other elements.</text:p>
        </text:list-item>
      </text:list>
      <text:p text:style-name="Text_20_body">Standalone images will typically be resized to fill the width of the page, while inline images are not resized.</text:p>
      <text:p text:style-name="Text_20_body">This image is on its own paragraph, and thus considered “standalone” and resized to fit width:</text:p>
      <text:p text:style-name="Text_20_body">While this one   is embedded in a paragraph and its size is unchanged.</text:p>
      <text:h text:style-name="Heading_20_2">
Interactive fiction</text:h>
      <text:p text:style-name="Text_20_body">Crowbook also adds some syntax for interactive fiction, to make embedding Javascript code easier. It is only enabled for the interactive fiction renderer. For more information, see the <text:a xlink:type="simple" xlink:href="guide/if.md">chapter on this matter</text:a>.</text:p>
      <text:h text:style-name="Heading_20_1">
5.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 Template that modify how a chapter title is displayed
rendering.chapter.template: “{{{loc_chapter}}} {{{number}}}: {{{chapter_title}}}”

# CSS code added to default CSS templates (but don’t override it)
html.css.add: “h1 { background-color: red; }”
epub.css.add: “h1 { background-color: gray; }”

# LaTeX code added to default LaTeX template (but doesn’t override it)
template.tex.add: “\usepackage{libertineotf}”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h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 allowing to redefine commands.</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 These are used only for text-only output, such as in the TOC. <text:span text:style-name="Preformatted_20_Text">html.chapter.template</text:span> and <text:span text:style-name="Preformatted_20_Text">html.part.template</text:span> allow to change the HTML formatting for parts and chapters. <text:span text:style-name="T1">These options should probably only be used if you know what you’re doing, as they can break the document.</text:span> If you only need to change the name of chapters or parts, use <text:span text:style-name="Preformatted_20_Text">rendering.part</text:span> and <text:span text:style-name="Preformatted_20_Text">rendering.chapter</text:span> instead.</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f you need to use these data in places that don’t support formatted text (e.g. in meta tags), you can use the raw content by accessing <text:span text:style-name="Preformatted_20_Text">xxx_raw</text:span> instead (e.g., <text:span text:style-name="Preformatted_20_Text">author_raw</text:span>, <text:span text:style-name="Preformatted_20_Text">title_raw</text:span>, ...). (Note that the content of the raw metadata is <text:span text:style-name="T1">not</text:span> HTML-escaped, so in this case you might want to use <text:span text:style-name="Preformatted_20_Text">{{xxx_raw}}</text:span> instead of <text:span text:style-name="Preformatted_20_Text">{{{xxx_raw}}}</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6. Proofreading with Crowbook</text:h>
      <text:p text:style-name="Text_20_body">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or include <text:span text:style-name="Preformatted_20_Text">proofread.pdf</text:span> in the list of formats to render to <text:span text:style-name="Preformatted_20_Text">output</text:span>).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h text:style-name="Heading_20_3">
With Languagetool</text:h>
      <text:p text:style-name="Text_20_body">Crowbook can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3">
With Grammalecte</text:h>
      <text:p text:style-name="Text_20_body"><text:a xlink:type="simple" xlink:href="http://grammalecte.net/">Grammalecte</text:a> is a grammar checker specialized for french language. If the language of your book is french, you can use it in a similar fashion to languagetool:</text:p>
      <text:p text:style-name="Text_20_Body"># Activate grammalecte support
proofread.grammalecte: true
# (Optional) Sets the port number to connect to (default below)
proofread.grammalecte.port: 8080
</text:p>
      <text:p text:style-name="Text_20_body">You’ll also need to run the Grammalecte server. First <text:a xlink:type="simple" xlink:href="https://www.dicollecte.org/#download_div">download the CLI and server version</text:a>, then:</text:p>
      <text:p text:style-name="Text_20_Body">$ python3 server.py
</text:p>
      <text:p text:style-name="Text_20_body">You can then run Crowbook with <text:span text:style-name="Preformatted_20_Text">--proofread</text:span> to check the grammar of your book. It is possible to run both LanguageTool and Grammalecte on the same book (though might take some minutes a long book...).</text:p>
      <text:h text:style-name="Heading_20_1">
7. Interactive fiction</text:h>
      <text:p text:style-name="Text_20_body">Version <text:span text:style-name="Preformatted_20_Text">0.12.0</text:span> added experimental support for writing interactive fiction.</text:p>
      <text:h text:style-name="Heading_20_2">
Basics</text:h>
      <text:p text:style-name="Text_20_body">If you want to have a non-linear story, you can simply use Markdown links just as you would for any other link:</text:p>
      <text:p text:style-name="Text_20_Body">* [Open the treasure chest](open_chest.md)
* [It might be trapped, stay away from it](stay_away.md)
</text:p>
      <text:p text:style-name="Text_20_body">All Crowbook renderers should render this correctly, allowing the reader to “choose her adventure”. Note, however, that you still need to include all these Markdown files in you book configuration files.</text:p>
      <text:h text:style-name="Heading_20_2">
The interactive fiction renderer</text:h>
      <text:p text:style-name="Text_20_body">While the above allows you to generate correct EPUB and PDF files, it will still display all the content if the reader chooses to read your book linearly. While this may not be a problem, you might want to only display the part of the book that the reader is actually exploring.</text:p>
      <text:p text:style-name="Text_20_body">In order to do so, you can use the interactive fiction html renderer:</text:p>
      <text:p text:style-name="Text_20_Body">output.html.if: my_book.html
</text:p>
      <text:p text:style-name="Text_20_body">This output is similar to the standalone HTML output, except the option to display only a chapter at a time is always true, and there is no way to display the table of contents.</text:p>
      <text:h text:style-name="Heading_20_2">
Using Javascript in your interactive fiction</text:h>
      <text:p text:style-name="Text_20_body">While the above allows the reader to choose his own path, its interactivity is quite limited. With the interactive fiction renderer, it is possible to include Javascript code in your Markdown files, using a code block element:</text:p>
      <text:p text:style-name="Text_20_Body">You open the chest, and you find a shiny sword. Yay!

 user_has_sword = true;
</text:p>
      <text:p text:style-name="Text_20_body">This Javascript code can return a string value, which will be displayed inside the document according to the reader’s previous choices:</text:p>
      <text:p text:style-name="Text_20_Body">You encounter a goblin, armed with a knife!

 if (user_has_sword) {
 return “You kill him with your sword, congratulations!”;
 } else {
 return “You don’t have any weapon, you die :(”;
 }
</text:p>
      <text:p text:style-name="Text_20_Body"><text:p text:style-name="Text_20_body">Note that <text:span text:style-name="T1">only</text:span> the interactive fiction renderer supports this way of embedding Javascript code. If you try to render a document containing such code blocks to EPUB, PDF, or the “normal” HTML renderer, they will be displayed as regular code blocks.</text:p>
</text:p>
      <text:h text:style-name="Heading_20_2">
Embedding Makdown in your Javascript code embedded in your Markdown</text:h>
      <text:p text:style-name="Text_20_body">If you want to include Markdown formatting in the Javascript code (to display a passage or another without having to write HTML code), you can use the <text:span text:style-name="Preformatted_20_Text">@"..."@</text:span> syntax:</text:p>
      <text:p text:style-name="Text_20_Body"> @“You face a troll!”@
 if (user_has_sword) {
 @"* [Attack him with your sword](fight_troll.md)"@
 } else {
 @"* [Better run away](run_away.md)"@
 }
</text:p>
      <text:p text:style-name="Text_20_body">Note that in this case you don’t need to return a value, this is done behind your back. Similarly, <text:span text:style-name="Preformatted_20_Text">@"..."@</text:span> blocks don’t require semicolons.</text:p>
      <text:p text:style-name="Text_20_body">If you need to access the value of a Javascript variable inside this Markdown code, you can use the <text:span text:style-name="Preformatted_20_Text">{{...}}</text:span> syntax:</text:p>
      <text:p text:style-name="Text_20_Body"> var name = prompt(“Enter your name”, “world”);
 @“Hello, {{name}}”@
</text:p>
      <text:h text:style-name="Heading_20_2">
Conditional blocks</text:h>
      <text:p text:style-name="Text_20_body">Sometimes, you want some text (or Javascript code) to only be displayed (or run) when the reader reads this passage the first time, or alternatively when she goes back to it. While it is trivial to add some code to check that, it is a common enough pattern to justify its own variant : you’ll juste have to insert a named code block with the number:</text:p>
      <text:p text:style-name="Text_20_Body">```1
@“Only displayed at first passage”@
```

```2 
@“Only displayed at second passage”@
```

```&gt;2
@“Displayed at passage 3, 4 and so on.
```
</text:p>
      <text:h text:style-name="Heading_20_2">
Interactive fiction options</text:h>
      <text:p text:style-name="Text_20_body">As other renderers, there are options specific to the interactive fiction.</text:p>
      <text:p text:style-name="Text_20_body"><text:span text:style-name="T2">html.if.new_game</text:span> allows you to specify the path to a Javascript that will be run at the beginning of the game. Since this code is not embedded in a function and is at the root (and the beginning) of the document, it is a good place to declare all the functions and the global variables you might need for your interactive fiction mechanics. e.g.:</text:p>
      <text:p text:style-name="Text_20_Body">html.if.new_game: some_file.js
</text:p>
      <text:p text:style-name="Text_20_body"><text:span text:style-name="T2">html.if.new_turn</text:span> and <text:span text:style-name="T2">html.if.end_turn</text:span> allow you to specify some Javascript code that will be executed at the beginning and the end of each segment. Unlike <text:span text:style-name="Preformatted_20_Text">html.if.new_game</text:span>, the (usually shorter) code is specified inline, and can return a string value that will be displayed at the beginning and the end of each segment. This is exactly like including code blocks at the beginning or the end of each of your Markdown file. E.g.:</text:p>
      <text:p text:style-name="Text_20_Body">html.if.new_turn: “nb_turns += 1;”
html.end_turn: “return ’Turn: ' + nb_turns;”
</text:p>
      <text:p text:style-name="Text_20_body"><text:span text:style-name="T2">html.if.script</text:span> allows you to specify the name of a Javascript file to override the default script.</text:p>
      <text:h text:style-name="Heading_20_1">
8.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for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9.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0.13.0 (2017-07-14)</text:h>
      <text:list>
        <text:list-item>
          <text:p>Breaking changes:<text:list>
<text:list-item>
<text:p>The <text:span text:style-name="Preformatted_20_Text">template.tex</text:span> template was quite modified. Crowbook now uses custom command for most markdown elements, defined in the template. This allow an user to redefine the way the book is rendered without having to modify Crowbook itself. Unfortunately, as tex templates for previous Crowbook versions won’t work anymore.</text:p></text:list-item><text:list-item>
<text:p>the <text:span text:style-name="Preformatted_20_Text">resources.files</text:span> option is now a YAML list of strings, instead of a comma-seprated string.</text:p></text:list-item></text:list>
</text:p>
        </text:list-item>
        <text:list-item>
          <text:p>Add support for grammalecte grammar checker.</text:p>
        </text:list-item>
        <text:list-item>
          <text:p><text:span text:style-name="Preformatted_20_Text">crowbook</text:span> command takes a new argument, <text:span text:style-name="Preformatted_20_Text">-S</text:span> or <text:span text:style-name="Preformatted_20_Text">--stats</text:span> which displays stats on the book (currently, words and characters count).</text:p>
        </text:list-item>
        <text:list-item>
          <text:p>Interactive fiction:<text:list>
<text:list-item>
<text:p>Added conditional blocks.</text:p></text:list-item></text:list>
</text:p>
        </text:list-item>
        <text:list-item>
          <text:p>Options:<text:list>
<text:list-item>
<text:p><text:span text:style-name="Preformatted_20_Text">output.xxx</text:span> options can now take the “auto” value, which will infer the output file name based on the book file name.</text:p></text:list-item><text:list-item>
<text:p><text:span text:style-name="Preformatted_20_Text">output</text:span> is a new option that can specify a series of format to render, with default output file name.</text:p></text:list-item><text:list-item>
<text:p><text:span text:style-name="Preformatted_20_Text">proofread.grammalecte</text:span> and <text:span text:style-name="Preformatted_20_Text">proofread.grammalecte.port</text:span> allow respectively to enable grammar checking with Grammalecte and (optionnally) to specify the port to connect.</text:p></text:list-item><text:list-item>
<text:p><text:span text:style-name="Preformatted_20_Text">tex.margin.left</text:span>, <text:span text:style-name="Preformatted_20_Text">tex.margin.right</text:span>, <text:span text:style-name="Preformatted_20_Text">tex.margin.bottom</text:span> and <text:span text:style-name="Preformatted_20_Text">tex.margin.top</text:span> are new options that allow to specify margins for LaTeX/PDF outputs.</text:p></text:list-item><text:list-item>
<text:p><text:span text:style-name="Preformatted_20_Text">tex.paper_size</text:span> was renamed <text:span text:style-name="Preformatted_20_Text">tex.paper_size</text:span>.</text:p></text:list-item></text:list>
</text:p>
        </text:list-item>
        <text:list-item>
          <text:p>HTML:<text:list>
<text:list-item>
<text:p>Add JSON-LD structured data to the book’s HTML files.</text:p></text:list-item></text:list>
</text:p>
        </text:list-item>
        <text:list-item>
          <text:p>Bugfixes:<text:list>
<text:list-item>
<text:p>LaTeX: fix rendering of part/chapter (part previously displayed as chapter and its first chapter as part)</text:p></text:list-item><text:list-item>
<text:p>EPUB:<text:list>
<text:list-item>
<text:p>Fix <text:span text:style-name="Preformatted_20_Text">.rule</text:span> so it is centered despite KOBO CSS injection.</text:p></text:list-item></text:list>
</text:p></text:list-item><text:list-item>
<text:p>Fix resources/images inclusion when they are symlinks to the actual file.</text:p></text:list-item></text:list>
</text:p>
        </text:list-item>
      </text:list>
      <text:h text:style-name="Heading_20_2">
0.12.0 (2017-06-05)</text:h>
      <text:p text:style-name="Text_20_body">This release includes a few new features, such as the possiblity to include Markdown files as section/subsections and not only as chapter, experimental support for superscript and subscript, and yet more experimental support for writing interactive fiction.</text:p>
      <text:list>
        <text:list-item>
          <text:p>Book configuration file:<text:list>
<text:list-item>
<text:p>It is now possible to include subchapters using the <text:span text:style-name="Preformatted_20_Text">--</text:span> command (with one dash per sublevel: <text:span text:style-name="Preformatted_20_Text">--- foo.md</text:span> will include <text:span text:style-name="Preformatted_20_Text">foo.md</text:span> as a subsection).</text:p></text:list-item></text:list>
</text:p>
        </text:list-item>
        <text:list-item>
          <text:p>Markdown:<text:list>
<text:list-item>
<text:p>Added support for superscript and subscript features, using respectively <text:span text:style-name="Preformatted_20_Text">foo^up^</text:span> or <text:span text:style-name="Preformatted_20_Text">bar~down~</text:span> syntax.</text:p></text:list-item></text:list>
</text:p>
        </text:list-item>
        <text:list-item>
          <text:p>New options:<text:list>
<text:list-item>
<text:p><text:span text:style-name="Preformatted_20_Text">rendering.chapter</text:span>: change what is displayed in place of “chapter”.</text:p></text:list-item><text:list-item>
<text:p><text:span text:style-name="Preformatted_20_Text">rendering.part</text:span>: change what is displayed in place of “part”.</text:p></text:list-item><text:list-item>
<text:p><text:span text:style-name="Preformatted_20_Text">html.chapter.template</text:span> and <text:span text:style-name="Preformatted_20_Text">html.part.template</text:span> allow to tune a little how the chapters and parts are displayed in HTML.</text:p></text:list-item><text:list-item>
<text:p><text:span text:style-name="Preformatted_20_Text">tex.hyperref</text:span>, if set to <text:span text:style-name="Preformatted_20_Text">false</text:span>, will disable hyperrefs for local links. Can be useful for some files.</text:p></text:list-item><text:list-item>
<text:p><text:span text:style-name="Preformatted_20_Text">crowbook.html_as_text</text:span>, if set to false, will not treat HTML as text but ignore it.</text:p></text:list-item><text:list-item>
<text:p><text:span text:style-name="Preformatted_20_Text">subtitle</text:span>, as its name suggest, set the subtitle of a book.</text:p></text:list-item><text:list-item>
<text:p><text:span text:style-name="Preformatted_20_Text">crowbook.markdown.superscript</text:span> can enable or disable superscript/subscript “extension”.</text:p></text:list-item></text:list>
</text:p>
        </text:list-item>
        <text:list-item>
          <text:p>Rendering:<text:list>
<text:list-item>
<text:p>Change the way chapters are displayed by default.</text:p></text:list-item><text:list-item>
<text:p>PDF output now has a better-looking (hopefully) title page.</text:p></text:list-item><text:list-item>
<text:p>Internal links are a bit more flexible, e.g. if you link to <text:span text:style-name="Preformatted_20_Text">Readme.html</text:span> it will now try to link to the chapter corresponding to <text:span text:style-name="Preformatted_20_Text">Readme.md</text:span>.</text:p></text:list-item></text:list>
</text:p>
        </text:list-item>
        <text:list-item>
          <text:p>Bugfixes:<text:list>
<text:list-item>
<text:p>LaTeX:<text:list>
<text:list-item>
<text:p>Fix bug in syntax highlighting.</text:p></text:list-item><text:list-item>
<text:p>Fix label placements (and thus navigation inside PDF document).</text:p></text:list-item></text:list>
</text:p></text:list-item><text:list-item>
<text:p>EPUB:<text:list>
<text:list-item>
<text:p>Add unnamed but numbered chapters to the TOC.</text:p></text:list-item><text:list-item>
<text:p>Fix HTML escaping issue for chapter titles.</text:p></text:list-item><text:list-item>
<text:p>Fix the way parts were handled in the TOC.</text:p></text:list-item></text:list>
</text:p></text:list-item><text:list-item>
<text:p>Book configuration file:<text:list>
<text:list-item>
<text:p>Fix issue when setting custom number for parts.</text:p></text:list-item></text:list>
</text:p></text:list-item></text:list>
</text:p>
        </text:list-item>
        <text:list-item>
          <text:p>Crowbook now requires rustc &gt;= 1.17.0</text:p>
        </text:list-item>
      </text:list>
      <text:h text:style-name="Heading_20_2">
0.11.4 (2017-03-21)</text:h>
      <text:list>
        <text:list-item>
          <text:p>An image can now be considered standalone even if it is inside a link.</text:p>
        </text:list-item>
        <text:list-item>
          <text:p>Bugfixes:<text:list>
<text:list-item>
<text:p>HTML/EPUB: use raw (not HTML rendered) metadata in the places where HTML code is not appropriate. Templates can use this metadata with the <text:span text:style-name="Preformatted_20_Text">foo_raw</text:span> value.</text:p></text:list-item><text:list-item>
<text:p>HTML/EPUB: fix double-escaping/rendering issues in titles.</text:p></text:list-item><text:list-item>
<text:p>EPUB:<text:list>
<text:list-item>
<text:p>Escape title and author before feeding them to epub-builder.</text:p></text:list-item><text:list-item>
<text:p>Fix content.opf issue by not rendering first chapter’s title (marked as beginning of document) in <text:span text:style-name="Preformatted_20_Text">&lt;guide&gt;</text:span>.</text:p></text:list-item></text:list>
</text:p></text:list-item></text:list>
</text:p>
        </text:list-item>
        <text:list-item>
          <text:p>Rendering:<text:list>
<text:list-item>
<text:p>HTML/EPUB: standalone images are now displayed centered.</text:p></text:list-item></text:list>
</text:p>
        </text:list-item>
      </text:list>
      <text:h text:style-name="Heading_20_2">
0.11.3 (2017-03-19)</text:h>
      <text:list>
        <text:list-item>
          <text:p>When crowbook parses the book’s contents, it now detects which features are used. This is useful in various ways:<text:list>
<text:list-item>
<text:p>The ODT renderer only displays a global warning showing the lists of used features that are not implemented, instead of a warning each time such a feature is encountered.</text:p></text:list-item><text:list-item>
<text:p>The LaTeX and HTML/EPUB renderers only initialize <text:span text:style-name="Preformatted_20_Text">syntect</text:span> (which can take some time) if code blocks are used in the document.</text:p></text:list-item><text:list-item>
<text:p>The LaTeX renderer only requires LaTeX packages that are actually used in the document.</text:p></text:list-item></text:list>
</text:p>
        </text:list-item>
        <text:list-item>
          <text:p>Command-line interface:<text:list>
<text:list-item>
<text:p>Warnings are now displayed by default.</text:p></text:list-item><text:list-item>
<text:p>The (undocumented) <text:span text:style-name="Preformatted_20_Text">--debug</text:span> argument has been removed.</text:p></text:list-item><text:list-item>
<text:p>The status of some messages have been modified (“warning” to “debug” or “error” to “warning”).</text:p></text:list-item></text:list>
</text:p>
        </text:list-item>
        <text:list-item>
          <text:p>Deprecated option:<text:list>
<text:list-item>
<text:p><text:span text:style-name="Preformatted_20_Text">crowbook.verbose</text:span> has been deprecated, at it should be set by the CLI.</text:p></text:list-item></text:list>
</text:p>
        </text:list-item>
      </text:list>
      <text:h text:style-name="Heading_20_2">
0.11.2 (2017-03-05)</text:h>
      <text:list>
        <text:list-item>
          <text:p>General:<text:list>
<text:list-item>
<text:p>When there is an error setting an option from the book configuration file (e.g. because it is an invalid key), print an error but do not abort, only ignore this specific option.</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